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fo:text-align="end"/>
    </style:style>
    <style:style style:name="P4" style:parent-style-name="Normal" style:list-style-name="LFO1" style:family="paragraph">
      <style:text-properties fo:hyphenate="true"/>
    </style:style>
    <style:style style:name="P5" style:parent-style-name="Normal" style:list-style-name="LFO2" style:family="paragraph"/>
    <style:style style:name="T6" style:parent-style-name="DefaultParagraphFont" style:family="text">
      <style:text-properties fo:font-weight="bold" style:font-weight-asian="bold" style:font-weight-complex="bold"/>
    </style:style>
    <style:style style:name="P7" style:parent-style-name="Normal" style:list-style-name="LFO2" style:family="paragraph"/>
    <style:style style:name="P8" style:parent-style-name="Normal" style:list-style-name="LFO2" style:family="paragraph"/>
    <style:style style:name="P9" style:parent-style-name="Normal" style:list-style-name="LFO2" style:family="paragraph"/>
    <style:style style:name="T10" style:parent-style-name="DefaultParagraphFont" style:family="text">
      <style:text-properties fo:font-weight="bold" style:font-weight-asian="bold" style:font-weight-complex="bold"/>
    </style:style>
    <style:style style:name="P11" style:parent-style-name="Normal" style:list-style-name="LFO2" style:family="paragraph"/>
    <style:style style:name="P12" style:parent-style-name="Normal" style:list-style-name="LFO2" style:family="paragraph"/>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style:text-position="super 58.3%"/>
    </style:style>
    <style:style style:name="T17" style:parent-style-name="DefaultParagraphFont" style:family="text">
      <style:text-properties style:text-position="super 58.3%"/>
    </style:style>
    <style:style style:name="P18" style:parent-style-name="Normal" style:list-style-name="LFO2" style:family="paragraph"/>
    <style:style style:name="P19" style:parent-style-name="Normal" style:list-style-name="LFO2" style:family="paragraph"/>
    <style:style style:name="T20" style:parent-style-name="DefaultParagraphFont" style:family="text">
      <style:text-properties fo:font-weight="bold" style:font-weight-asian="bold" style:font-weight-complex="bold"/>
    </style:style>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style style:name="P26" style:parent-style-name="Normal" style:list-style-name="LFO2" style:family="paragraph"/>
    <style:style style:name="T27" style:parent-style-name="DefaultParagraphFont" style:family="text">
      <style:text-properties fo:font-weight="bold" style:font-weight-asian="bold" style:font-weight-complex="bold"/>
    </style:style>
    <style:style style:name="P28" style:parent-style-name="Normal" style:list-style-name="LFO2" style:family="paragraph"/>
    <style:style style:name="T29" style:parent-style-name="DefaultParagraphFont" style:family="text">
      <style:text-properties style:font-name="Cambria Math" style:font-name-complex="Cambria Math"/>
    </style:style>
    <style:style style:name="T30" style:parent-style-name="DefaultParagraphFont" style:family="text">
      <style:text-properties style:font-name-complex="Aptos"/>
    </style:style>
    <style:style style:name="P31" style:parent-style-name="Normal" style:list-style-name="LFO2" style:family="paragraph"/>
    <style:style style:name="P32" style:parent-style-name="Normal" style:list-style-name="LFO2" style:family="paragraph"/>
    <style:style style:name="T33" style:parent-style-name="DefaultParagraphFont" style:family="text">
      <style:text-properties style:text-position="super 58.3%"/>
    </style:style>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P37" style:parent-style-name="Normal" style:list-style-name="LFO2" style:family="paragraph"/>
    <style:style style:name="P38" style:parent-style-name="Normal" style:list-style-name="LFO2" style:family="paragraph"/>
    <style:style style:name="T39" style:parent-style-name="DefaultParagraphFont" style:family="text">
      <style:text-properties fo:font-weight="bold" style:font-weight-asian="bold" style:font-weight-complex="bold"/>
    </style:style>
    <style:style style:name="P40" style:parent-style-name="Normal" style:list-style-name="LFO2" style:family="paragraph"/>
    <style:style style:name="P41" style:parent-style-name="Normal" style:list-style-name="LFO2" style:family="paragraph"/>
    <style:style style:name="P42" style:parent-style-name="NormalWeb" style:list-style-name="LFO2" style:family="paragraph"/>
    <style:style style:name="T43" style:parent-style-name="DefaultParagraphFont" style:family="text">
      <style:text-properties style:font-name="Aptos" style:font-name-asian="Aptos" fo:font-weight="bold" style:font-weight-asian="bold" style:font-weight-complex="bold" style:letter-kerning="true" style:language-asian="en" style:country-asian="US"/>
    </style:style>
    <style:style style:name="T44" style:parent-style-name="DefaultParagraphFont" style:family="text">
      <style:text-properties style:font-name="Aptos" style:font-name-asian="Aptos" style:letter-kerning="true" style:language-asian="en" style:country-asian="US"/>
    </style:style>
    <style:style style:name="T45" style:parent-style-name="DefaultParagraphFont" style:family="text">
      <style:text-properties style:font-name="Aptos" style:font-name-asian="Aptos" style:letter-kerning="true" style:language-asian="en" style:country-asian="US"/>
    </style:style>
    <style:style style:name="T46" style:parent-style-name="DefaultParagraphFont" style:family="text">
      <style:text-properties style:font-name="Aptos" style:font-name-asian="Aptos" style:letter-kerning="true" style:language-asian="en" style:country-asian="US"/>
    </style:style>
    <style:style style:name="T47" style:parent-style-name="DefaultParagraphFont" style:family="text">
      <style:text-properties style:font-name="Aptos" style:font-name-asian="Aptos" style:letter-kerning="true" style:language-asian="en" style:country-asian="US"/>
    </style:style>
    <style:style style:name="T48" style:parent-style-name="DefaultParagraphFont" style:family="text">
      <style:text-properties style:font-name="Aptos" style:font-name-asian="Aptos" style:letter-kerning="true" style:language-asian="en" style:country-asian="US"/>
    </style:style>
    <style:style style:name="T49" style:parent-style-name="DefaultParagraphFont" style:family="text">
      <style:text-properties style:font-name="Aptos" style:font-name-asian="Aptos" style:letter-kerning="true" style:language-asian="en" style:country-asian="US"/>
    </style:style>
    <style:style style:name="T50" style:parent-style-name="DefaultParagraphFont" style:family="text">
      <style:text-properties style:font-name="Aptos" style:font-name-asian="Aptos" style:letter-kerning="true" style:language-asian="en" style:country-asian="US"/>
    </style:style>
    <style:style style:name="P51" style:parent-style-name="NormalWeb" style:list-style-name="LFO2" style:family="paragraph"/>
    <style:style style:name="T52" style:parent-style-name="DefaultParagraphFont" style:family="text">
      <style:text-properties style:font-name="Aptos" style:font-name-asian="Aptos" fo:font-weight="bold" style:font-weight-asian="bold" style:font-weight-complex="bold" style:letter-kerning="true" style:language-asian="en" style:country-asian="US"/>
    </style:style>
    <style:style style:name="T53" style:parent-style-name="DefaultParagraphFont" style:family="text">
      <style:text-properties style:font-name="Aptos" style:font-name-asian="Aptos" fo:font-weight="bold" style:font-weight-asian="bold" style:font-weight-complex="bold" style:letter-kerning="true" style:language-asian="en" style:country-asian="US"/>
    </style:style>
    <style:style style:name="P54" style:parent-style-name="NormalWeb" style:list-style-name="LFO2" style:family="paragraph"/>
    <style:style style:name="P55" style:parent-style-name="NormalWeb" style:list-style-name="LFO2" style:family="paragraph"/>
    <style:style style:name="P56" style:parent-style-name="NormalWeb" style:list-style-name="LFO2" style:family="paragraph"/>
    <style:style style:name="T57" style:parent-style-name="DefaultParagraphFont" style:family="text">
      <style:text-properties style:font-name="Aptos" style:font-name-asian="Aptos" style:letter-kerning="true" style:language-asian="en" style:country-asian="US"/>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NormalWeb" style:family="paragraph">
      <style:paragraph-properties fo:margin-left="0.5in">
        <style:tab-stops/>
      </style:paragraph-properties>
      <style:text-properties style:font-name="Aptos" style:font-name-asian="Aptos" style:letter-kerning="true" style:language-asian="en" style:country-asian="US"/>
    </style:style>
    <style:style style:name="P62" style:parent-style-name="NormalWeb" style:family="paragraph">
      <style:paragraph-properties fo:margin-left="0.5in">
        <style:tab-stops/>
      </style:paragraph-properties>
      <style:text-properties style:font-name="Aptos" style:font-name-asian="Aptos" style:letter-kerning="true" style:language-asian="en" style:country-asian="US"/>
    </style:style>
    <style:style style:name="P63" style:parent-style-name="Normal" style:list-style-name="LFO2" style:family="paragraph"/>
  </office:automatic-styles>
  <office:body>
    <office:text text:use-soft-page-breaks="true">
      <text:p text:style-name="P1"><text:span text:style-name="T2">GER30 UK-Time Strategy</text:span></text:p>
      <text:p text:style-name="Normal">This document defines the strategy in modular sections, including UK-time conversion with daylight savings, ready for MQL4 implementation. Please provide an outline of how sections of code (with English<text:s/>comments so I can understand the code)</text:p>
      <text:p text:style-name="Normal"/>
      <text:p text:style-name="Normal">Sessions x 2:</text:p>
      <text:p text:style-name="Normal">Session 1: 8am-1230pm</text:p>
      <text:p text:style-name="Normal">Session 2: 1430pm-1716pm</text:p>
      <text:p text:style-name="Normal">Track opening price and apply open, high/low and retraction levels e.g. Open 7615, High 7655, Low 7605, Retraction 50. <text:s/>These data points may change throughout the session. Track until close of session.</text:p>
      <text:p text:style-name="Normal">Session 1 Active Trading Zones (minimum entry distance from open price start of session). <text:s/>Trades can only be opened If within the below listed zones for each respective session. Use closing logic to close in<text:s/></text:p>
      <text:p text:style-name="Normal">816-905 (opening zone)-931 (hard close if not closed by closing rule (min distance from session open price 45 points either side if up place sell if down place buy always this, trade placed opposite side of the trade).</text:p>
      <text:p text:style-name="P3">930-945-1006 (45)</text:p>
      <text:p text:style-name="Normal">1015-1045 (70)</text:p>
      <text:p text:style-name="Normal">1045-1145-1231 (45)</text:p>
      <text:p text:style-name="Normal">Session 2 Active Trading Zones</text:p>
      <text:p text:style-name="Normal">1446-1506 (45)</text:p>
      <text:p text:style-name="Normal">1515-1545 (70)</text:p>
      <text:p text:style-name="Normal">1545-1648 (45)</text:p>
      <text:p text:style-name="Normal">Retraction Level (entry price adjustments)</text:p>
      <text:p text:style-name="Normal">15-29.9 points (18 beyond current high low for session)</text:p>
      <text:p text:style-name="Normal">30-35.9 points (next level – see Levels)</text:p>
      <text:p text:style-name="Normal">36-45.9 points<text:s/>(skip next level e.g. if 45 was next level and retracted 37 points since start of session then new entry point is 100 from open price start of session).</text:p>
      <text:p text:style-name="Normal">46+ points (cancel all future trades for session if none open, if a trade already open still use close logic to close. No new trades if 46+ retraction happens and no trades are open)<text:s/></text:p>
      <text:p text:style-name="Normal"/>
      <text:p text:style-name="Normal">Tolerance 9 points:</text:p>
      <text:list text:style-name="LFO1" text:continue-numbering="true">
        <text:list-item>
          <text:p text:style-name="P4">This means if a trade reaches active trading zone for either session and the high/low has already exceed entry level if within 9 points of breaching the level the trade can still be placed. If breached 9.1+points then trade set for the next level. <text:s/>When calculating this retractions must also be considered e.g 8.16am 45 point level reached breach by 7 points in downward direction and then moved up 29 points. <text:s/>Logic is breach of 45 level within tolerance by retraction as was 52 from open but retraction was 29<text:s/>points so trade entry point recalculation needed. New entry point for trade is to be placed at 70 points from opening session price and have levels and closing logic for this 70 point from open session price level applied (details on this placed in Levels and Closing Logic section below. Tolerance should not be for both sides only extends to further away from entry price 16076 min +9 to 16085 NOT +/- allowing for a closer distance from session open price ie 16697. <text:s/>This is same for all levels.</text:p>
        </text:list-item>
      </text:list>
      <text:p text:style-name="Normal"/>
      <text:p text:style-name="Normal"/>
      <text:p text:style-name="Normal">Levels and Trade Closing Logic: <text:s/>Has distance from open price of session</text:p>
      <text:p text:style-name="Normal">45-69.9 if moves 15 points against close at 0. If open close 16th min from peak high/low.</text:p>
      <text:p text:style-name="Normal">70-99.9 If open close 31st min from peak from peak high/low.</text:p>
      <text:p text:style-name="Normal">100-124.9 If open close 31st min from peak from peak high/low.</text:p>
      <text:p text:style-name="Normal">130-159.9 If open close 31st min from peak from peak high/low.</text:p>
      <text:p text:style-name="Normal">Sweeps: Close any open trades in situations described below</text:p>
      <text:p text:style-name="Normal">160 points from open session sweep every 1 min. Close any open trades as no trades should be open 160+ points from open session price.</text:p>
      <text:p text:style-name="Normal">1716-0759 check every 1 min. Close any open trades as no trades should be open within this time zone.</text:p>
      <text:p text:style-name="Normal">1231-1429 check every 1 min. Close any open trades as no trades should be open within this time zone.</text:p>
      <text:p text:style-name="Normal"/>
      <text:p text:style-name="Normal">No Trading Sessions - Volatility</text:p>
      <text:soft-page-break/>
      <text:p text:style-name="Normal">If from 1716-8am following day market moves 200 points. No trades session 1 as too volatile. If last session 2 was on Friday then 1716 until Monday 8am cannot be 200+ move in market over weekend.</text:p>
      <text:p text:style-name="Normal">If from 12pm to 14:30pm market moves 150 points. No trades session 2 as too volatile.</text:p>
      <text:p text:style-name="Normal"/>
      <text:p text:style-name="Normal"/>
      <text:p text:style-name="Normal">General Logic to check when placing trades (may be a repeat of above)</text:p>
      <text:p text:style-name="Normal">Check if in active trading zone</text:p>
      <text:p text:style-name="Normal">Min 45 point entry either side opening session price.</text:p>
      <text:p text:style-name="Normal">If has moved 46 from opening session price. Opposite side cannot be traded again until next session. This is a retraction from opposite side.</text:p>
      <text:p text:style-name="Normal">1 trade open per session at a time only.</text:p>
      <text:p text:style-name="Normal">Look for break of tolerance and<text:s/>calculate open price consider tolerance and retraction when calculating new entry price.</text:p>
      <text:p text:style-name="Normal">Check High and Low of session when considering the entry price and reactions from high and low of session.</text:p>
      <text:p text:style-name="Normal">Trades placed in opposite direction of above description e.g. 45 below open price is place a buy trade. If 45 above place a sell trade. Always opposite direction.</text:p>
      <text:p text:style-name="Normal">Check session not cancelled due to volatility (see above).</text:p>
      <text:p text:style-name="Normal">All trades on GER30 but strategy is for UK times so need to ensure times adjusted from<text:s/>computer script is running from is adjusted to UK time.</text:p>
      <text:p text:style-name="Normal">Bet size is always what is in the IG account / 800. <text:s/>So trade sizes increase with wins and decrease with losses. <text:s/>Always a pot of 800 points. <text:s/>If not enough money for minimum bet, no trades placed.</text:p>
      <text:p text:style-name="Normal">Answers to additional points to clarify strategy:</text:p>
      <text:list text:style-name="LFO2" text:continue-numbering="true">
        <text:list-item>
          <text:p text:style-name="P5"><text:span text:style-name="T6">Session-time handling</text:span></text:p>
          <text:list text:continue-numbering="true">
            <text:list-item>
              <text:p text:style-name="P7">UK-time vs. MT4 server time: how is your broker’s server offset configured? Use ig.com.au this is based in Australia. <text:s/>I have a New Zealand account but use the Australian platform. Hosting will be in New Zealand</text:p>
            </text:list-item>
            <text:list-item>
              <text:p text:style-name="P8">Do you want the EA to run on any particular chart timeframe, or purely off server time (i.e. use TimeCurrent())? Use GER30 chart to align with the<text:s/><text:soft-page-break/>data on that chart. <text:s/>This is more accurate that adjusting server time. Also help align post analysis of data.</text:p>
            </text:list-item>
          </text:list>
        </text:list-item>
        <text:list-item>
          <text:p text:style-name="P9"><text:span text:style-name="T10">Session data collection</text:span></text:p>
          <text:list text:continue-numbering="true">
            <text:list-item>
              <text:p text:style-name="P11">Capturing Open/High/Low “live” for each session—do you want to reset these on the very first tick after the session start? Yes, the high/low data should track from beginning to end of session and reset. <text:s/>But, for trade volatility needs to track 1716pm to 8am next trading day (could be over weekend if 1716pm occurs on a Friday) for session 1 (200+ points move cancels trades for subsequent session 1. Session 2 is 12pm to 1430pm (150+ points move cancels session 2).</text:p>
            </text:list-item>
            <text:list-item>
              <text:p text:style-name="P12">How should we store those (globals, a struct/array per session)? Please advise on this. I intend to use a Virtual Server. I don’t have set plan yet for a virtual server but will accommodate your strategy.</text:p>
            </text:list-item>
          </text:list>
        </text:list-item>
        <text:list-item>
          <text:p text:style-name="P13"><text:span text:style-name="T14">Active-Trading Zones</text:span></text:p>
          <text:list text:continue-numbering="true">
            <text:list-item>
              <text:p text:style-name="P15">You’ve listed precise entry windows (e.g. 8:16–8:45, 9:30–9:45, etc.). Should these be hard-coded, or parameterized (so you can tweak without recompiling)? <text:s/>Would be a great to be able to do this via a .txt file. Or even give line numbers in the code where I can adjust, Same for retraction levels and closing mins e.g start 16<text:span text:style-name="T16">th</text:span>, 31<text:span text:style-name="T17">st</text:span><text:s/>minutes</text:p>
            </text:list-item>
            <text:list-item>
              <text:p text:style-name="P18">Confirm whether times like “45” in parentheses mean the width of the zone in minutes (e.g. 8:16–9:01 is 45 min)? : 45 is points from the open min distance from session open price for that that active trading zone. Some zones are 45 points away either side (need adjusting for breachs/tolerances and retractions) Others 70 points also need to be adjusted.</text:p>
            </text:list-item>
          </text:list>
        </text:list-item>
        <text:list-item>
          <text:p text:style-name="P19"><text:span text:style-name="T20">Retraction-level logic</text:span></text:p>
          <text:list text:continue-numbering="true">
            <text:list-item>
              <text:p text:style-name="P21">Retractions (15–29 pts → 18 beyond H/L; 30–35 pts → next level; 36–45 pts → skip a level, etc.) are a bit intricate. Would you prefer a table/array of {minRetract, maxRetract, levelsToSkip}? Yes use this solution of table arrays.</text:p>
            </text:list-item>
            <text:list-item>
              <text:p text:style-name="P22">How exactly do you want “points” defined on GER30 (i.e. does 1pt = 1 index point)? Yes 1 point exactly 1.1 points is over.</text:p>
            </text:list-item>
          </text:list>
        </text:list-item>
        <text:list-item>
          <text:p text:style-name="P23"><text:span text:style-name="T24">Tolerance</text:span></text:p>
          <text:list text:continue-numbering="true">
            <text:list-item>
              <text:p text:style-name="P25">The ±9 pts buffer: is that always static, or should it too be a user-input? User input adjustable via .txt file or line reference in code.</text:p>
            </text:list-item>
          </text:list>
        </text:list-item>
        <text:list-item>
          <text:p text:style-name="P26"><text:span text:style-name="T27">Entry &amp; Exit rules</text:span></text:p>
          <text:list text:continue-numbering="true">
            <text:list-item>
              <text:p text:style-name="P28">For each level (45, 70, 100, 125), you have different “time<text:span text:style-name="T29">‐</text:span>to-close<text:span text:style-name="T30">”</text:span><text:s/>rules (0 min vs. 16 min vs. 31 min). Can you confirm:</text:p>
              <text:list text:continue-numbering="true">
                <text:list-item>
                  <text:p text:style-name="P31">Level 45 → close after 0 min against (i.e. immediately on a 15 pt adverse move)? Not 0 minute, 0 balance if trades move adversely 15pts and returns to open level close the trade for 0 balance. Recalculate retraction, breach, tolerance and place next trade if opportunity occurs. This may be next level or level below that, skip a level or cancel trades for the session (see levels section). <text:s/>This is the most complex piece of logic.</text:p>
                </text:list-item>
                <text:list-item>
                  <text:p text:style-name="P32">Levels 70/100/125 → close after 31 min from peak? Yes close start 31<text:span text:style-name="T33">st</text:span><text:s/>minute from the high/low (use opposite to direction of trade. <text:s/>If a buy use the low, if a sell use the high).</text:p>
                </text:list-item>
              </text:list>
            </text:list-item>
          </text:list>
        </text:list-item>
        <text:list-item>
          <text:p text:style-name="P34"><text:span text:style-name="T35">Sweeps &amp; Volatility filters</text:span></text:p>
          <text:list text:continue-numbering="true">
            <text:list-item>
              <text:p text:style-name="P36">The “150 pts sweep” and “no-trade” windows<text:s/>(17:16–07:59, 12:31–14:29) – do you want these checked on each tick, or via an OnTimer() every 1 min? Every 1 minute will be fine.</text:p>
            </text:list-item>
            <text:list-item>
              <text:p text:style-name="P37">Volatility blocks (200 pts overnight, 150 pts midday) – shall we store the last session’s end price and compare on the first tick of the subsequent session? Yes this is a perfect solution.</text:p>
            </text:list-item>
          </text:list>
        </text:list-item>
        <text:list-item>
          <text:p text:style-name="P38"><text:span text:style-name="T39">General settings</text:span></text:p>
          <text:list text:continue-numbering="true">
            <text:list-item>
              <text:p text:style-name="P40">One trade per session: shall we block further entries once OrdersHistoryTotal() or an in-session flag indicates an entry? Yes</text:p>
            </text:list-item>
            <text:list-item>
              <text:p text:style-name="P41">Symbol is always GER30; are we safe hard-coding “DE30” (or your broker’s exact symbol name)? Yes</text:p>
            </text:list-item>
          </text:list>
        </text:list-item>
        <text:list-item>
          <text:p text:style-name="P42"><text:span text:style-name="T43">General Logic check</text:span><text:line-break/><text:span text:style-name="T44">can you confirm the error free script 1. monitors session open price. 2. checks for active timezone. 3. monitors high/low from session start. 4. if active timezone checks for breach and tolerance level 4a if breach tolerance recalculates entry price based on breach or retraction level if no breach place trade. 5. close 45 trade if goes 15 against if not close 16th minute. 6. if 70+ entry level close start 31st minute. So if moves 15 points against on a trade below 70 points away from open i.e 45-69.9 and mo</text:span><text:span text:style-name="T45">ves returns to open price of trade close for 0 profit/loss. If doesnt return to 0 close the trade with a 40 point stop loss. Every trade needs a 40 point stop loss (this is urgent amend). No trade can be opened without a 40 point stop loss (if the level stop loss it not available trade fails to open. If trade does not go 15 points against and moves favorably close start 16th minute away from the high/low of the trade opposite direction e.g. if a buy 16th minute from<text:s/></text:span><text:soft-page-break/><text:span text:style-name="T46">low of trade and if sell 16th minute sinc</text:span><text:span text:style-name="T47">e high of the trade</text:span><text:span text:style-name="T48"><text:line-break/></text:span><text:span text:style-name="T49">entry trade levels should be peak opposite direction since the trade opened because the tolerance rule and retracement rules should ensure that no trade is opened in the session that has breached tolerance levels or retracted to a level that would require a new entry level calculation so the entry point should be within tolerance of the level or adjusted according to the retracement rules. can you check this logic exists? but only resets if new high low reached during the trade else uses the previous high l</text:span><text:span text:style-name="T50">ow. 16th and 31st minute is from the opposite peak high/low of of the session or trade if a new high/low reached during the trade</text:span></text:p>
        </text:list-item>
        <text:list-item>
          <text:p text:style-name="P51"><text:span text:style-name="T52">Dynamic Spreads: Spreads should be adjusted according to the time:</text:span><text:span text:style-name="T53"><text:line-break/></text:span>GER40 (DAX) Typical Spreads on IG MT4 Time (CET) Typical Spread (Points) 01:15–08:00 4.0 08:00–09:00 2.0 09:00–17:30 1.2 17:30–22:00 2.0 22:00–01:15 5.0</text:p>
        </text:list-item>
        <text:list-item>
          <text:p text:style-name="P54">Open and Close trades if fail to execute should retry 5 times</text:p>
        </text:list-item>
        <text:list-item>
          <text:p text:style-name="P55">When trade entry prices calculated and checked for tolerance breach for the level and retractions to calculate new prices the greater of the 2 should be applied. Example if a tolerance is breached and next level 70 should be entry point and this is further away from session price than the retraction calculation which results in 56 from open session price as new entry point select the price furthest away from session open price ie 70. Also a recursive calculation is needed to ensure that no further breach of<text:s/>tolerance of the current level ie 70 have occurred before trade time i.e. has not been breached by tolerance of 9 points. Nor has another retraction occurred both of which would require new entry points calculated and furthest away selected. <text:s/>This is recursive until no further breaches of tolerance have occurred and no other retractions need to recalculate new entry price.</text:p>
        </text:list-item>
        <text:list-item>
          <text:p text:style-name="P56">All calculations are based on INDEX points needs to add a multiple of 10 for MetaTrader 4 as this operates in BROKER points.<text:span text:style-name="T57"><text:s/></text:span>brief clearly specifies all thresholds are in<text:s/><text:span text:style-name="T58">index points</text:span>, not<text:s/><text:span text:style-name="T59">broker points</text:span>, meaning all critical calculations must multiply by<text:s/><text:span text:style-name="T60">10 broker points per index point</text:span>.</text:p>
        </text:list-item>
      </text:list>
      <text:p text:style-name="P61"/>
      <text:p text:style-name="P62"/>
      <text:list text:style-name="LFO2" text:continue-numbering="true">
        <text:list-item>
          <text:list>
            <text:list-item>
              <text:p text:style-name="P63"/>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ervy Tuna</meta:initial-creator>
    <dc:creator>Nervy Tuna</dc:creator>
    <meta:creation-date>2025-05-07T02:04:00Z</meta:creation-date>
    <dc:date>2025-05-22T17:12:00Z</dc:date>
    <meta:template xlink:href="Normal" xlink:type="simple"/>
    <meta:editing-cycles>8</meta:editing-cycles>
    <meta:editing-duration>PT660S</meta:editing-duration>
    <meta:document-statistic meta:page-count="6" meta:paragraph-count="23" meta:word-count="1769" meta:character-count="11830" meta:row-count="84" meta:non-whitespace-character-count="10084"/>
  </office:meta>
</office:document-meta>
</file>